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2" svg:font-family="'Noto Sans Devanagari'" style:font-family-generic="swiss"/>
    <style:font-face style:name="Karumbi" svg:font-family="Karumbi" style:font-pitch="variable"/>
    <style:font-face style:name="Liberation Serif1" svg:font-family="'Liberation Serif'" style:font-pitch="variable"/>
    <style:font-face style:name="Noto Sans Devanagari" svg:font-family="'Noto Sans Devanagari'" style:font-pitch="variable"/>
    <style:font-face style:name="UnJamoBatang" svg:font-family="UnJamoBatang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80%" fo:text-align="center" style:justify-single-word="false" fo:text-indent="0in" style:auto-text-indent="false"/>
      <style:text-properties fo:color="#cccccc" style:font-name="Yrsa SemiBold" fo:font-size="32pt" fo:font-weight="bold" officeooo:rsid="000b96b9" officeooo:paragraph-rsid="000b96b9" fo:background-color="transparent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left="0in" fo:margin-right="0in" fo:line-height="80%" fo:text-align="center" style:justify-single-word="false" fo:text-indent="0in" style:auto-text-indent="false"/>
      <style:text-properties fo:color="#cccccc" style:font-name="Yrsa SemiBold" fo:font-size="32pt" officeooo:rsid="000b96b9" officeooo:paragraph-rsid="000b96b9" fo:background-color="transparen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ffd8ce" style:font-name="Yrsa SemiBold" fo:font-size="32pt" officeooo:rsid="000b96b9" officeooo:paragraph-rsid="000b96b9" fo:background-color="transparen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ffd8ce" style:font-name="Yrsa SemiBold" fo:font-size="32pt" officeooo:rsid="000b96b9" officeooo:paragraph-rsid="000b96b9" fo:background-color="transparent" style:font-size-asian="32pt" style:font-size-complex="32pt"/>
    </style:style>
    <style:style style:name="P5" style:family="paragraph">
      <style:paragraph-properties fo:margin-left="0in" fo:margin-right="0in" fo:line-height="80%" fo:text-align="center" fo:text-indent="0in" style:writing-mode="lr-tb"/>
      <style:text-properties fo:color="#cccccc" style:font-name="Karumbi" fo:font-size="12pt" fo:font-weight="normal" style:font-size-asian="72pt" style:font-weight-asian="normal" style:font-name-complex="Karumbi" style:font-size-complex="66pt" style:font-weight-complex="normal"/>
    </style:style>
    <style:style style:name="P6" style:family="paragraph">
      <loext:graphic-properties draw:fill-color="#2c2b2b"/>
      <style:paragraph-properties fo:margin-left="0in" fo:margin-right="0in" fo:line-height="80%" fo:text-align="center" fo:text-indent="0in" style:writing-mode="lr-tb"/>
      <style:text-properties fo:color="#cccccc" style:font-name="Karumbi" fo:font-size="12pt" fo:font-weight="normal" style:font-size-asian="72pt" style:font-weight-asian="normal" style:font-name-complex="Karumbi" style:font-size-complex="66pt" style:font-weight-complex="normal"/>
    </style:style>
    <style:style style:name="T1" style:family="text">
      <style:text-properties fo:color="#cccccc" style:font-name="UnJamoBatang" fo:font-size="54pt" fo:font-weight="normal" style:font-size-asian="54pt" style:font-weight-asian="normal" style:font-name-complex="Karumbi" style:font-size-complex="54pt" style:font-weight-complex="normal"/>
    </style:style>
    <style:style style:name="T2" style:family="text">
      <style:text-properties fo:color="#cccccc" style:font-name="UnJamoBatang" fo:font-size="32pt" fo:font-weight="normal" style:font-size-asian="32pt" style:font-weight-asian="normal" style:font-name-complex="Yrsa SemiBold" style:font-size-complex="32pt" style:font-weight-complex="normal"/>
    </style:style>
    <style:style style:name="gr1" style:family="graphic">
      <style:graphic-properties draw:fill-color="#2c2b2b" draw:textarea-horizontal-align="justify" draw:textarea-vertical-align="middle" draw:auto-grow-height="false" fo:min-height="2.2583in" fo:min-width="5.9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draw:custom-shape text:anchor-type="paragraph" draw:z-index="0" draw:name="Shape1" draw:style-name="gr1" draw:text-style-name="P6" svg:width="5.9287in" svg:height="2.2587in" svg:x="0.761in" svg:y="0.1429in"><text:p text:style-name="P5"><text:span text:style-name="T1">A. Ray-Dowling</text:span></text:p><text:p text:style-name="P5"><text:span text:style-name="T2">Fine Arts Portfolio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2" svg:font-family="'Noto Sans Devanagari'" style:font-family-generic="swiss"/>
    <style:font-face style:name="Karumbi" svg:font-family="Karumbi" style:font-pitch="variable"/>
    <style:font-face style:name="Liberation Serif1" svg:font-family="'Liberation Serif'" style:font-pitch="variable"/>
    <style:font-face style:name="Noto Sans Devanagari" svg:font-family="'Noto Sans Devanagari'" style:font-pitch="variable"/>
    <style:font-face style:name="UnJamoBatang" svg:font-family="UnJamoBatang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8:19:53.494036097</meta:creation-date>
    <dc:date>2023-08-19T17:08:28.666960788</dc:date>
    <meta:editing-duration>PT4M1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